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2.4479in"/>
    </style:style>
    <style:style style:name="Table4.B" style:family="table-column">
      <style:table-column-properties style:column-width="3.8014in"/>
    </style:style>
    <style:style style:name="Table4.1" style:family="table-row">
      <style:table-row-properties style:min-row-height="0.4063in" fo:keep-together="auto"/>
    </style:style>
    <style:style style:name="Table4.A1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Table4.B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B2" style:family="table-cell">
      <style:table-cell-properties style:vertical-align="" fo:padding="0.0694in" fo:border="1pt solid #000000"/>
    </style:style>
    <style:style style:name="Table4.3" style:family="table-row">
      <style:table-row-properties fo:keep-together="auto"/>
    </style:style>
    <style:style style:name="Table4.B3" style:family="table-cell">
      <style:table-cell-properties style:vertical-align="" fo:padding="0.0694in" fo:border="1pt solid #000000"/>
    </style:style>
    <style:style style:name="Table4.4" style:family="table-row">
      <style:table-row-properties fo:keep-together="auto"/>
    </style:style>
    <style:style style:name="Table4.B4" style:family="table-cell">
      <style:table-cell-properties style:vertical-align="" fo:padding="0.0694in" fo:border="1pt solid #000000"/>
    </style:style>
    <style:style style:name="Table4.5" style:family="table-row">
      <style:table-row-properties fo:keep-together="auto"/>
    </style:style>
    <style:style style:name="Table4.B5" style:family="table-cell">
      <style:table-cell-properties style:vertical-align="" fo:padding="0.0694in" fo:border="1pt solid #000000"/>
    </style:style>
    <style:style style:name="Table4.6" style:family="table-row">
      <style:table-row-properties fo:keep-together="auto"/>
    </style:style>
    <style:style style:name="Table4.B6" style:family="table-cell">
      <style:table-cell-properties style:vertical-align="" fo:padding="0.0694in" fo:border="1pt solid #000000"/>
    </style:style>
    <style:style style:name="Table4.7" style:family="table-row">
      <style:table-row-properties fo:keep-together="auto"/>
    </style:style>
    <style:style style:name="Table4.B7" style:family="table-cell">
      <style:table-cell-properties style:vertical-align="" fo:padding="0.0694in" fo:border="1pt solid #000000"/>
    </style:style>
    <style:style style:name="Table4.8" style:family="table-row">
      <style:table-row-properties style:min-row-height="0.3611in" fo:keep-together="auto"/>
    </style:style>
    <style:style style:name="Table4.A8" style:family="table-cell">
      <style:table-cell-properties style:vertical-align="" fo:padding="0.0694in" fo:border="1pt solid #000000"/>
    </style:style>
    <style:style style:name="Table4.9" style:family="table-row">
      <style:table-row-properties fo:keep-together="auto"/>
    </style:style>
    <style:style style:name="Table4.A9" style:family="table-cell">
      <style:table-cell-properties style:vertical-align="" fo:padding="0.0694in" fo:border="1pt solid #000000"/>
    </style:style>
    <style:style style:name="Table4.B9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13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style:font-name="Montserrat" style:font-name-asian="Montserrat1" style:font-name-complex="Montserrat1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APROBACIÓN DE PRODUCTO</text:p>
            <text:p text:style-name="P13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<text:span text:style-name="T1">Grupo: </text:span><text:span text:style-name="T2">3.7</text:span></text:p>
            <text:p text:style-name="P2"><text:span text:style-name="T1">Miembros:</text:span></text:p>
            <text:p text:style-name="P5"><text:span text:style-name="T2">Jaime Borrego Conde</text:span></text:p>
            <text:p text:style-name="P5"><text:span text:style-name="T2">Antonio Campos Gil</text:span></text:p>
            <text:p text:style-name="P5"><text:span text:style-name="T2">Gonzalo Martínez Fernández</text:span></text:p>
            <text:p text:style-name="P5"><text:span text:style-name="T2">Marta Reyes López</text:span></text:p>
            <text:p text:style-name="P5"><text:span text:style-name="T2">Alejandro Sánchez Mayorga</text:span></text:p>
            <text:p text:style-name="P7"><text:span text:style-name="T1">Fecha: </text:span></text:p>
            <text:p text:style-name="P2"><text:span text:style-name="T1">Patrocinador:</text:span></text:p>
            <text:p text:style-name="P5"><text:span text:style-name="T2">José González Enríquez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5">Nombre de la organización</text:span></text:p>
          </table:table-cell>
          <table:table-cell table:style-name="Table4.B1" office:value-type="string">
            <text:p text:style-name="P8">ELESEMCA (Grupo 3.7)</text:p>
          </table:table-cell>
        </table:table-row>
        <table:table-row table:style-name="Table4.2">
          <table:table-cell table:style-name="Table4.A1" office:value-type="string">
            <text:p text:style-name="P6"><text:span text:style-name="T5">Nombre del proyecto</text:span></text:p>
          </table:table-cell>
          <table:table-cell table:style-name="Table4.B2" office:value-type="string">
            <text:p text:style-name="P6">Acme Wedding</text:p>
          </table:table-cell>
        </table:table-row>
        <table:table-row table:style-name="Table4.3">
          <table:table-cell table:style-name="Table4.A1" office:value-type="string">
            <text:p text:style-name="P6"><text:span text:style-name="T5">Equipo director del proyecto</text:span></text:p>
          </table:table-cell>
          <table:table-cell table:style-name="Table4.B3" office:value-type="string">
            <text:p text:style-name="P6">Borrego Conde, Jaime</text:p>
            <text:p text:style-name="P6">Campos Gil, Antonio</text:p>
            <text:p text:style-name="P6">Martínez Fernández, Gonzalo</text:p>
            <text:p text:style-name="P6">Reyes López, Marta</text:p>
            <text:p text:style-name="P6">Sánchez Mayorga, Alejandro</text:p>
          </table:table-cell>
        </table:table-row>
        <table:table-row table:style-name="Table4.4">
          <table:table-cell table:style-name="Table4.A1" office:value-type="string">
            <text:p text:style-name="P6"><text:span text:style-name="T5">Nombre de la empresa cliente</text:span></text:p>
          </table:table-cell>
          <table:table-cell table:style-name="Table4.B4" office:value-type="string">
            <text:p text:style-name="P8">Departamento de Lenguajes y Sistemas Informáticos</text:p>
          </table:table-cell>
        </table:table-row>
        <table:table-row table:style-name="Table4.5">
          <table:table-cell table:style-name="Table4.A1" office:value-type="string">
            <text:p text:style-name="P6"><text:span text:style-name="T5">Nombre del representante cliente</text:span></text:p>
          </table:table-cell>
          <table:table-cell table:style-name="Table4.B5" office:value-type="string">
            <text:p text:style-name="P6">José González Enríquez</text:p>
          </table:table-cell>
        </table:table-row>
        <table:table-row table:style-name="Table4.6">
          <table:table-cell table:style-name="Table4.A1" office:value-type="string">
            <text:p text:style-name="P6"><text:span text:style-name="T5">Productos entregados</text:span></text:p>
          </table:table-cell>
          <table:table-cell table:style-name="Table4.B6" office:value-type="string">
            <text:list xml:id="list3291226680" text:style-name="WWNum1">
              <text:list-item>
                <text:p text:style-name="P11">Plan para la dirección del proyecto.</text:p>
              </text:list-item>
              <text:list-item>
                <text:p text:style-name="P11">Imagen de la aplicación para Acme Wedding.</text:p>
              </text:list-item>
            </text:list>
          </table:table-cell>
        </table:table-row>
        <table:table-row table:style-name="Table4.7">
          <table:table-cell table:style-name="Table4.A1" office:value-type="string">
            <text:p text:style-name="P6"><text:span text:style-name="T5">Fecha de la aceptación</text:span></text:p>
          </table:table-cell>
          <table:table-cell table:style-name="Table4.B7" office:value-type="string">
            <text:p text:style-name="P9">26 nov 2022</text:p>
          </table:table-cell>
        </table:table-row>
        <table:table-row table:style-name="Table4.8">
          <table:table-cell table:style-name="Table4.A8" table:number-columns-spanned="2" office:value-type="string">
            <text:p text:style-name="P6">El cliente, con la firma de este documento, acepta la totalidad de los productos reseñados en este acta como el resultado convenido entre las partes.</text:p>
          </table:table-cell>
          <table:covered-table-cell/>
        </table:table-row>
        <table:table-row table:style-name="Table4.9">
          <table:table-cell table:style-name="Table4.A9" office:value-type="string">
            <text:p text:style-name="P6"><text:span text:style-name="T7">Firma del cliente: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4.B9" office:value-type="string">
            <text:p text:style-name="P6"><text:span text:style-name="T7">Firma del equipo director del proyecto: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none" fo:border-top="none" fo:border-bottom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MP2"><text:span text:style-name="MT1">Aprobación del producto</text:span></text:p>
            </table:table-cell>
            <table:table-cell table:style-name="Table2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2"><text:span text:style-name="MT3">Grupo 3.7</text:span></text:p>
            </table:table-cell>
            <table:table-cell table:style-name="Table3.A1" office:value-type="string">
              <text:p text:style-name="MP4"><text:span text:style-name="MT3">26 nov 2022</text:span></text:p>
            </table:table-cell>
            <table:table-cell table:style-name="Table3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2" meta:paragraph-count="39" meta:word-count="145" meta:character-count="934" meta:non-whitespace-character-count="829"/>
    <meta:generator>LibreOfficeDev/6.0.5.2$Linux_X86_64 LibreOffice_project/</meta:generator>
  </office:meta>
</office:document-meta>
</file>